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7.487cm" svg:y="4.589cm">
            <draw:object draw:notify-on-update-of-ranges="Feuille1.A1:Feuille1.A1 Feuille1.A2:Feuille1.A5 Feuille1.B1:Feuille1.B1 Feuille1.B2:Feuille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threaded</text:p>
          </table:table-cell>
          <table:table-cell/>
        </table:table-row>
        <table:table-row table:style-name="ro1">
          <table:table-cell office:value-type="string" calcext:value-type="string">
            <text:p>1000 x 10</text:p>
          </table:table-cell>
          <table:table-cell table:style-name="ce1" office:value-type="float" office:value="10893246.1873638" calcext:value-type="float">
            <text:p>1,09E+007</text:p>
          </table:table-cell>
          <table:table-cell table:style-name="ce1"/>
        </table:table-row>
        <table:table-row table:style-name="ro1">
          <table:table-cell office:value-type="string" calcext:value-type="string">
            <text:p>100 x 1000</text:p>
          </table:table-cell>
          <table:table-cell table:style-name="ce1" office:value-type="float" office:value="19493177.3879142" calcext:value-type="float">
            <text:p>1,95E+007</text:p>
          </table:table-cell>
          <table:table-cell table:style-name="ce1"/>
        </table:table-row>
        <table:table-row table:style-name="ro1">
          <table:table-cell office:value-type="string" calcext:value-type="string">
            <text:p>10 x 100000</text:p>
          </table:table-cell>
          <table:table-cell office:value-type="float" office:value="5910165.48463357" calcext:value-type="float">
            <text:p>5910165,48463357</text:p>
          </table:table-cell>
          <table:table-cell/>
        </table:table-row>
        <table:table-row table:style-name="ro1">
          <table:table-cell office:value-type="string" calcext:value-type="string">
            <text:p>1 x 10000000</text:p>
          </table:table-cell>
          <table:table-cell office:value-type="float" office:value="655737.704918033" calcext:value-type="float">
            <text:p>655737,704918033</text:p>
          </table:table-cell>
          <table:table-cell/>
        </table:table-row>
        <table:table-row table:style-name="ro1" table:number-rows-repeated="28">
          <table:table-cell table:number-columns-repeated="3"/>
        </table:table-row>
        <table:table-row table:style-name="ro1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 style:data-style-name="N2" text:time-value="15:29:06.812982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7-18T15:39:09.104555609</dc:date>
    <meta:editing-duration>PT16M24S</meta:editing-duration>
    <meta:editing-cycles>3</meta:editing-cycles>
    <meta:generator>LibreOffice/4.3.7.2$Linux_X86_64 LibreOffice_project/43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4.201cm" style:legend-expansion="high" chart:style-name="ch2"/>
        <chart:plot-area chart:style-name="ch3" table:cell-range-address="Feuille1.A1:Feuille1.B5" chart:data-source-has-labels="both" svg:x="0.32cm" svg:y="0.18cm" svg:width="12.435cm" svg:height="8.64cm">
          <chartooo:coordinate-region svg:x="2.238cm" svg:y="0.379cm" svg:width="10.517cm" svg:height="7.794cm"/>
          <chart:axis chart:dimension="x" chart:name="primary-x" chart:style-name="ch4" chartooo:axis-type="auto">
            <chartooo:date-scale/>
            <chart:categories table:cell-range-address="Feuille1.A2:Feuille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5" chart:label-cell-address="Feuille1.B1:Feuille1.B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threaded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x 10</text:p>
                <draw:g>
                  <svg:desc>Feuille1.A2:Feuille1.A5</svg:desc>
                </draw:g>
              </table:table-cell>
              <table:table-cell office:value-type="float" office:value="10893246.1873638">
                <text:p>10893246.1873638</text:p>
                <draw:g>
                  <svg:desc>Feuille1.B2:Feuille1.B5</svg:desc>
                </draw:g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9493177.3879142">
                <text:p>19493177.3879142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910165.48463357">
                <text:p>5910165.48463357</text:p>
              </table:table-cell>
            </table:table-row>
            <table:table-row>
              <table:table-cell office:value-type="string">
                <text:p>1 x 10000000</text:p>
              </table:table-cell>
              <table:table-cell office:value-type="float" office:value="655737.704918033">
                <text:p>655737.704918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